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150%" fo:text-align="justify" style:justify-single-word="false"/>
      <style:text-properties fo:font-size="12pt" officeooo:rsid="0009eb9e" officeooo:paragraph-rsid="0009eb9e" style:font-size-asian="12pt" style:font-size-complex="12pt"/>
    </style:style>
    <style:style style:name="P3" style:family="paragraph" style:parent-style-name="Standard">
      <style:paragraph-properties fo:text-align="center" style:justify-single-word="false"/>
      <style:text-properties style:font-name="Times New Roman" fo:font-size="15pt" officeooo:rsid="0009eb9e" style:font-size-asian="15pt" style:font-size-complex="15pt"/>
    </style:style>
    <style:style style:name="P4" style:family="paragraph" style:parent-style-name="Standard">
      <style:paragraph-properties fo:line-height="150%" fo:text-align="justify" style:justify-single-word="false"/>
      <style:text-properties style:font-name="Times New Roman" fo:font-size="12pt" style:rfc-language-tag="sr-Latn-RS" fo:language="sr" fo:script="Latn" fo:country="RS" officeooo:rsid="000b2433" officeooo:paragraph-rsid="000b2433" style:font-size-asian="12pt" style:font-size-complex="12pt"/>
    </style:style>
    <style:style style:name="P5" style:family="paragraph" style:parent-style-name="Standard">
      <style:paragraph-properties fo:line-height="150%" fo:text-align="justify" style:justify-single-word="false"/>
      <style:text-properties style:font-name="Times New Roman" fo:font-size="12pt" style:rfc-language-tag="sr-Latn-RS" fo:language="sr" fo:script="Latn" fo:country="RS" fo:font-weight="bold" officeooo:rsid="000b2433" officeooo:paragraph-rsid="000b2433" style:font-size-asian="12pt" style:font-weight-asian="bold" style:font-size-complex="12pt" style:font-weight-complex="bold"/>
    </style:style>
    <style:style style:name="P6"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fo:font-weight="bold" officeooo:rsid="000c8550" officeooo:paragraph-rsid="000c8550" style:font-size-asian="12pt" style:font-weight-asian="bold" style:font-size-complex="12pt" style:font-weight-complex="bold"/>
    </style:style>
    <style:style style:name="P7"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fo:font-weight="bold" officeooo:rsid="000d5bcb" officeooo:paragraph-rsid="000d5bcb" style:font-size-asian="12pt" style:font-weight-asian="bold" style:font-size-complex="12pt" style:font-weight-complex="bold"/>
    </style:style>
    <style:style style:name="P8"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fo:font-weight="normal" officeooo:rsid="000e327b" officeooo:paragraph-rsid="000e327b"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fo:font-weight="normal" officeooo:rsid="000f59cb" officeooo:paragraph-rsid="000f59cb"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fo:font-weight="normal" officeooo:rsid="000fd6c2" officeooo:paragraph-rsid="000fd6c2"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fo:font-weight="normal" officeooo:rsid="00118f10" officeooo:paragraph-rsid="00118f10"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fo:font-weight="normal" officeooo:rsid="000bfb91" officeooo:paragraph-rsid="000bfb91"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fo:font-weight="normal" officeooo:rsid="000c8550" officeooo:paragraph-rsid="000c8550" style:font-size-asian="12pt" style:font-weight-asian="normal" style:font-size-complex="12pt" style:font-weight-complex="normal"/>
    </style:style>
    <style:style style:name="P14"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fo:font-weight="normal" officeooo:rsid="000d5bcb" officeooo:paragraph-rsid="000d5bcb" style:font-size-asian="12pt" style:font-weight-asian="normal" style:font-size-complex="12pt" style:font-weight-complex="normal"/>
    </style:style>
    <style:style style:name="P15"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style:text-underline-style="solid" style:text-underline-width="auto" style:text-underline-color="font-color" fo:font-weight="normal" officeooo:rsid="00118f10" officeooo:paragraph-rsid="00118f10"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style:text-underline-style="solid" style:text-underline-width="auto" style:text-underline-color="font-color" fo:font-weight="normal" officeooo:rsid="00135520" officeooo:paragraph-rsid="00135520"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style:text-underline-style="solid" style:text-underline-width="auto" style:text-underline-color="font-color" fo:font-weight="normal" officeooo:rsid="00189198" officeooo:paragraph-rsid="00189198"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style:text-underline-style="solid" style:text-underline-width="auto" style:text-underline-color="font-color" fo:font-weight="normal" officeooo:rsid="001a3317" officeooo:paragraph-rsid="001c31eb"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style:text-underline-style="solid" style:text-underline-width="auto" style:text-underline-color="font-color" fo:font-weight="bold" officeooo:rsid="00189198" officeooo:paragraph-rsid="00189198"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style:text-underline-style="solid" style:text-underline-width="auto" style:text-underline-color="font-color" fo:font-weight="bold" officeooo:rsid="001c31eb" officeooo:paragraph-rsid="001c31eb" style:font-size-asian="12pt" style:font-weight-asian="bold" style:font-size-complex="12pt" style:font-weight-complex="bold"/>
    </style:style>
    <style:style style:name="P21"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style:text-underline-style="solid" style:text-underline-width="auto" style:text-underline-color="font-color" fo:font-weight="bold" officeooo:rsid="001e2cc4" officeooo:paragraph-rsid="001e2cc4" style:font-size-asian="12pt" style:font-weight-asian="bold" style:font-size-complex="12pt" style:font-weight-complex="bold"/>
    </style:style>
    <style:style style:name="P22"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solid" style:text-underline-width="auto" style:text-underline-color="font-color" fo:font-weight="normal" officeooo:rsid="001f51fd" officeooo:paragraph-rsid="001f51fd" style:font-size-asian="12pt" style:font-style-asian="normal" style:font-weight-asian="normal" style:font-size-complex="12pt" style:font-style-complex="normal" style:font-weight-complex="normal"/>
    </style:style>
    <style:style style:name="P23"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solid" style:text-underline-width="auto" style:text-underline-color="font-color" fo:font-weight="normal" officeooo:rsid="001f8923" officeooo:paragraph-rsid="001f8923" style:font-size-asian="12pt" style:font-style-asian="normal" style:font-weight-asian="normal" style:font-size-complex="12pt" style:font-style-complex="normal" style:font-weight-complex="normal"/>
    </style:style>
    <style:style style:name="P24"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solid" style:text-underline-width="auto" style:text-underline-color="font-color" fo:font-weight="normal" officeooo:rsid="00217629" officeooo:paragraph-rsid="00217629"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solid" style:text-underline-width="auto" style:text-underline-color="font-color" fo:font-weight="normal" officeooo:rsid="00288b75" officeooo:paragraph-rsid="00288b75" style:font-size-asian="12pt" style:font-style-asian="normal" style:font-weight-asian="normal" style:font-size-complex="12pt" style:font-style-complex="normal" style:font-weight-complex="normal"/>
    </style:style>
    <style:style style:name="P26"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solid" style:text-underline-width="auto" style:text-underline-color="font-color" fo:font-weight="bold" officeooo:rsid="001e2cc4" officeooo:paragraph-rsid="001e2cc4" style:font-size-asian="12pt" style:font-style-asian="normal" style:font-weight-asian="bold" style:font-size-complex="12pt" style:font-style-complex="normal" style:font-weight-complex="bold"/>
    </style:style>
    <style:style style:name="P27"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none" fo:font-weight="normal" officeooo:rsid="001f51fd" officeooo:paragraph-rsid="001f51fd" style:font-size-asian="12pt" style:font-style-asian="normal" style:font-weight-asian="normal" style:font-size-complex="12pt" style:font-style-complex="normal" style:font-weight-complex="normal"/>
    </style:style>
    <style:style style:name="P28"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none" fo:font-weight="normal" officeooo:rsid="001f8923" officeooo:paragraph-rsid="001f8923" style:font-size-asian="12pt" style:font-style-asian="normal" style:font-weight-asian="normal" style:font-size-complex="12pt" style:font-style-complex="normal" style:font-weight-complex="normal"/>
    </style:style>
    <style:style style:name="P29"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none" fo:font-weight="normal" officeooo:rsid="00217629" officeooo:paragraph-rsid="00217629" style:font-size-asian="12pt" style:font-style-asian="normal" style:font-weight-asian="normal" style:font-size-complex="12pt" style:font-style-complex="normal" style:font-weight-complex="normal"/>
    </style:style>
    <style:style style:name="P30"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none" fo:font-weight="normal" officeooo:rsid="00288b75" officeooo:paragraph-rsid="00288b75" style:font-size-asian="12pt" style:font-style-asian="normal" style:font-weight-asian="normal" style:font-size-complex="12pt" style:font-style-complex="normal" style:font-weight-complex="normal"/>
    </style:style>
    <style:style style:name="P31"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none" fo:font-weight="normal" officeooo:rsid="0029f3ae" officeooo:paragraph-rsid="0029f3ae" style:font-size-asian="12pt" style:font-style-asian="normal" style:font-weight-asian="normal" style:font-size-complex="12pt" style:font-style-complex="normal" style:font-weight-complex="normal"/>
    </style:style>
    <style:style style:name="P32"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none" fo:font-weight="normal" officeooo:rsid="002a854f" officeooo:paragraph-rsid="002a854f" style:font-size-asian="12pt" style:font-style-asian="normal" style:font-weight-asian="normal" style:font-size-complex="12pt" style:font-style-complex="normal" style:font-weight-complex="normal"/>
    </style:style>
    <style:style style:name="P33"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none" fo:font-weight="normal" officeooo:rsid="002b5210" officeooo:paragraph-rsid="002b5210" style:font-size-asian="12pt" style:font-style-asian="normal" style:font-weight-asian="normal" style:font-size-complex="12pt" style:font-style-complex="normal" style:font-weight-complex="normal"/>
    </style:style>
    <style:style style:name="P34"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none" fo:font-weight="normal" officeooo:rsid="002c4961" officeooo:paragraph-rsid="002c4961" style:font-size-asian="12pt" style:font-style-asian="normal" style:font-weight-asian="normal" style:font-size-complex="12pt" style:font-style-complex="normal" style:font-weight-complex="normal"/>
    </style:style>
    <style:style style:name="P35"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none" fo:font-weight="normal" officeooo:rsid="002f425f" officeooo:paragraph-rsid="002f425f" style:font-size-asian="12pt" style:font-style-asian="normal" style:font-weight-asian="normal" style:font-size-complex="12pt" style:font-style-complex="normal" style:font-weight-complex="normal"/>
    </style:style>
    <style:style style:name="P36"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none" fo:font-weight="normal" officeooo:rsid="002f425f" officeooo:paragraph-rsid="003093df" style:font-size-asian="12pt" style:font-style-asian="normal" style:font-weight-asian="normal" style:font-size-complex="12pt" style:font-style-complex="normal" style:font-weight-complex="normal"/>
    </style:style>
    <style:style style:name="P37"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none" fo:font-weight="normal" officeooo:rsid="003093df" officeooo:paragraph-rsid="003093df" style:font-size-asian="12pt" style:font-style-asian="normal" style:font-weight-asian="normal" style:font-size-complex="12pt" style:font-style-complex="normal" style:font-weight-complex="normal"/>
    </style:style>
    <style:style style:name="P38"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none" fo:font-weight="normal" officeooo:rsid="0033dc41" officeooo:paragraph-rsid="0033dc41" style:font-size-asian="12pt" style:font-style-asian="normal" style:font-weight-asian="normal" style:font-size-complex="12pt" style:font-style-complex="normal" style:font-weight-complex="normal"/>
    </style:style>
    <style:style style:name="P39" style:family="paragraph" style:parent-style-name="Standard">
      <style:paragraph-properties fo:line-height="150%" fo:text-align="start" style:justify-single-word="false"/>
      <style:text-properties style:use-window-font-color="true" style:font-name="Times New Roman" fo:font-size="12pt" style:rfc-language-tag="sr-Latn-RS" fo:language="sr" fo:script="Latn" fo:country="RS" fo:font-style="normal" style:text-underline-style="none" fo:font-weight="normal" officeooo:rsid="0033dc41" officeooo:paragraph-rsid="0033dc41" style:font-size-asian="12pt" style:font-style-asian="normal" style:font-weight-asian="normal" style:font-size-complex="12pt" style:font-style-complex="normal" style:font-weight-complex="normal"/>
    </style:style>
    <style:style style:name="P40" style:family="paragraph" style:parent-style-name="Standard">
      <style:paragraph-properties fo:line-height="150%" fo:text-align="start" style:justify-single-word="false"/>
      <style:text-properties style:use-window-font-color="true" style:font-name="Times New Roman" fo:font-size="12pt" style:rfc-language-tag="sr-Latn-RS" fo:language="sr" fo:script="Latn" fo:country="RS" fo:font-style="normal" style:text-underline-style="none" fo:font-weight="normal" officeooo:rsid="0033dc41" officeooo:paragraph-rsid="00346c36" style:font-size-asian="12pt" style:font-style-asian="normal" style:font-weight-asian="normal" style:font-size-complex="12pt" style:font-style-complex="normal" style:font-weight-complex="normal"/>
    </style:style>
    <style:style style:name="P41" style:family="paragraph" style:parent-style-name="Standard">
      <style:paragraph-properties fo:line-height="150%" fo:text-align="start" style:justify-single-word="false"/>
      <style:text-properties style:use-window-font-color="true" style:font-name="Times New Roman" fo:font-size="12pt" style:rfc-language-tag="sr-Latn-RS" fo:language="sr" fo:script="Latn" fo:country="RS" fo:font-style="normal" style:text-underline-style="none" fo:font-weight="normal" officeooo:rsid="00346c36" officeooo:paragraph-rsid="00346c36" style:font-size-asian="12pt" style:font-style-asian="normal" style:font-weight-asian="normal" style:font-size-complex="12pt" style:font-style-complex="normal" style:font-weight-complex="normal"/>
    </style:style>
    <style:style style:name="P42" style:family="paragraph" style:parent-style-name="Standard">
      <style:paragraph-properties fo:line-height="150%" fo:text-align="start" style:justify-single-word="false"/>
      <style:text-properties style:use-window-font-color="true" style:font-name="Times New Roman" fo:font-size="12pt" style:rfc-language-tag="sr-Latn-RS" fo:language="sr" fo:script="Latn" fo:country="RS" fo:font-style="normal" style:text-underline-style="none" fo:font-weight="normal" officeooo:rsid="00360083" officeooo:paragraph-rsid="00360083" style:font-size-asian="12pt" style:font-style-asian="normal" style:font-weight-asian="normal" style:font-size-complex="12pt" style:font-style-complex="normal" style:font-weight-complex="normal"/>
    </style:style>
    <style:style style:name="P43"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style:text-underline-style="none" fo:font-weight="normal" officeooo:rsid="00135520" officeooo:paragraph-rsid="00135520" style:font-size-asian="12pt" style:font-weight-asian="normal" style:font-size-complex="12pt" style:font-weight-complex="normal"/>
    </style:style>
    <style:style style:name="P44"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style:text-underline-style="none" fo:font-weight="normal" officeooo:rsid="00180b1c" officeooo:paragraph-rsid="00180b1c" style:font-size-asian="12pt" style:font-weight-asian="normal" style:font-size-complex="12pt" style:font-weight-complex="normal"/>
    </style:style>
    <style:style style:name="P45"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style:text-underline-style="none" fo:font-weight="normal" officeooo:rsid="001822e6" officeooo:paragraph-rsid="00180b1c" style:font-size-asian="12pt" style:font-weight-asian="normal" style:font-size-complex="12pt" style:font-weight-complex="normal"/>
    </style:style>
    <style:style style:name="P46"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style:text-underline-style="none" fo:font-weight="normal" officeooo:rsid="001a3317" officeooo:paragraph-rsid="001a3317" style:font-size-asian="12pt" style:font-weight-asian="normal" style:font-size-complex="12pt" style:font-weight-complex="normal"/>
    </style:style>
    <style:style style:name="P47"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style:text-underline-style="none" fo:font-weight="normal" officeooo:rsid="001c31eb" officeooo:paragraph-rsid="001c31eb" style:font-size-asian="12pt" style:font-weight-asian="normal" style:font-size-complex="12pt" style:font-weight-complex="normal"/>
    </style:style>
    <style:style style:name="P48"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style:text-underline-style="none" fo:font-weight="normal" officeooo:rsid="001e2cc4" officeooo:paragraph-rsid="001e2cc4" style:font-size-asian="12pt" style:font-weight-asian="normal" style:font-size-complex="12pt" style:font-weight-complex="normal"/>
    </style:style>
    <style:style style:name="P49" style:family="paragraph" style:parent-style-name="Standard">
      <style:paragraph-properties fo:line-height="150%" fo:text-align="justify" style:justify-single-word="false"/>
      <style:text-properties style:use-window-font-color="true" style:font-name="Times New Roman" fo:font-size="13pt" style:rfc-language-tag="sr-Latn-RS" fo:language="sr" fo:script="Latn" fo:country="RS" fo:font-weight="bold" officeooo:rsid="000e327b" officeooo:paragraph-rsid="000e327b" style:font-size-asian="13pt" style:font-weight-asian="bold" style:font-size-complex="13pt" style:font-weight-complex="bold"/>
    </style:style>
    <style:style style:name="P50" style:family="paragraph" style:parent-style-name="Standard">
      <style:paragraph-properties fo:line-height="150%" fo:text-align="justify" style:justify-single-word="false"/>
      <style:text-properties style:use-window-font-color="true" style:font-name="Times New Roman" fo:font-size="13pt" style:rfc-language-tag="sr-Latn-RS" fo:language="sr" fo:script="Latn" fo:country="RS" fo:font-style="normal" style:text-underline-style="none" fo:font-weight="bold" officeooo:rsid="001f51fd" officeooo:paragraph-rsid="001f51fd" style:font-size-asian="13pt" style:font-style-asian="normal" style:font-weight-asian="bold" style:font-size-complex="13pt" style:font-style-complex="normal" style:font-weight-complex="bold"/>
    </style:style>
    <style:style style:name="P51" style:family="paragraph" style:parent-style-name="Standard">
      <style:paragraph-properties fo:line-height="150%" fo:text-align="justify" style:justify-single-word="false"/>
      <style:text-properties style:use-window-font-color="true" style:font-name="Times New Roman" fo:font-size="13pt" style:rfc-language-tag="sr-Latn-RS" fo:language="sr" fo:script="Latn" fo:country="RS" fo:font-style="normal" style:text-underline-style="none" fo:font-weight="bold" officeooo:rsid="00288b75" officeooo:paragraph-rsid="00288b75" style:font-size-asian="13pt" style:font-style-asian="normal" style:font-weight-asian="bold" style:font-size-complex="13pt" style:font-style-complex="normal" style:font-weight-complex="bold"/>
    </style:style>
    <style:style style:name="P52" style:family="paragraph" style:parent-style-name="Standard">
      <style:paragraph-properties fo:line-height="150%" fo:text-align="justify" style:justify-single-word="false"/>
      <style:text-properties style:use-window-font-color="true" style:font-name="Times New Roman" fo:font-size="13pt" style:rfc-language-tag="sr-Latn-RS" fo:language="sr" fo:script="Latn" fo:country="RS" fo:font-style="normal" style:text-underline-style="none" fo:font-weight="bold" officeooo:rsid="002bbccb" officeooo:paragraph-rsid="002bbccb" style:font-size-asian="13pt" style:font-style-asian="normal" style:font-weight-asian="bold" style:font-size-complex="13pt" style:font-style-complex="normal" style:font-weight-complex="bold"/>
    </style:style>
    <style:style style:name="P53" style:family="paragraph" style:parent-style-name="Standard">
      <style:paragraph-properties fo:line-height="150%" fo:text-align="justify" style:justify-single-word="false"/>
      <style:text-properties style:use-window-font-color="true" style:font-name="Times New Roman" fo:font-size="13pt" style:rfc-language-tag="sr-Latn-RS" fo:language="sr" fo:script="Latn" fo:country="RS" fo:font-style="normal" style:text-underline-style="none" fo:font-weight="bold" officeooo:rsid="0033dc41" officeooo:paragraph-rsid="0033dc41" style:font-size-asian="13pt" style:font-style-asian="normal" style:font-weight-asian="bold" style:font-size-complex="13pt" style:font-style-complex="normal" style:font-weight-complex="bold"/>
    </style:style>
    <style:style style:name="P54" style:family="paragraph" style:parent-style-name="Standard" style:list-style-name="L1">
      <style:paragraph-properties fo:line-height="150%" fo:text-align="justify" style:justify-single-word="false"/>
      <style:text-properties style:font-name="Times New Roman" fo:font-size="12pt" officeooo:rsid="000a71f4" officeooo:paragraph-rsid="000a71f4" style:font-size-asian="12pt" style:font-size-complex="12pt"/>
    </style:style>
    <style:style style:name="P55" style:family="paragraph" style:parent-style-name="Standard" style:list-style-name="L2">
      <style:paragraph-properties fo:line-height="150%" fo:text-align="justify" style:justify-single-word="false"/>
      <style:text-properties style:font-name="Times New Roman" fo:font-size="12pt" style:rfc-language-tag="sr-Latn-RS" fo:language="sr" fo:script="Latn" fo:country="RS" officeooo:rsid="000b2433" officeooo:paragraph-rsid="000b2433" style:font-size-asian="12pt" style:font-size-complex="12pt"/>
    </style:style>
    <style:style style:name="P56" style:family="paragraph" style:parent-style-name="Standard" style:list-style-name="L3">
      <style:paragraph-properties fo:line-height="150%" fo:text-align="justify" style:justify-single-word="false"/>
      <style:text-properties style:font-name="Times New Roman" fo:font-size="12pt" style:rfc-language-tag="sr-Latn-RS" fo:language="sr" fo:script="Latn" fo:country="RS" fo:font-weight="bold" officeooo:rsid="000be1f1" officeooo:paragraph-rsid="000be1f1" style:font-size-asian="12pt" style:font-weight-asian="bold" style:font-size-complex="12pt" style:font-weight-complex="bold"/>
    </style:style>
    <style:style style:name="P57" style:family="paragraph" style:parent-style-name="Standard" style:list-style-name="L3">
      <style:paragraph-properties fo:line-height="150%" fo:text-align="justify" style:justify-single-word="false"/>
      <style:text-properties style:use-window-font-color="true" style:font-name="Times New Roman" fo:font-size="12pt" style:rfc-language-tag="sr-Latn-RS" fo:language="sr" fo:script="Latn" fo:country="RS" fo:font-weight="bold" officeooo:rsid="000be1f1" officeooo:paragraph-rsid="000be1f1" style:font-size-asian="12pt" style:font-weight-asian="bold" style:font-size-complex="12pt" style:font-weight-complex="bold"/>
    </style:style>
    <style:style style:name="P58" style:family="paragraph" style:parent-style-name="Standard" style:list-style-name="L3">
      <style:paragraph-properties fo:line-height="150%" fo:text-align="justify" style:justify-single-word="false"/>
      <style:text-properties style:use-window-font-color="true" style:font-name="Times New Roman" fo:font-size="12pt" style:rfc-language-tag="sr-Latn-RS" fo:language="sr" fo:script="Latn" fo:country="RS" fo:font-weight="normal" officeooo:rsid="000bfb91" officeooo:paragraph-rsid="000bfb91" style:font-size-asian="12pt" style:font-weight-asian="normal" style:font-size-complex="12pt" style:font-weight-complex="normal"/>
    </style:style>
    <style:style style:name="P59" style:family="paragraph" style:parent-style-name="Standard" style:list-style-name="L4">
      <style:paragraph-properties fo:line-height="150%" fo:text-align="justify" style:justify-single-word="false"/>
      <style:text-properties style:use-window-font-color="true" style:font-name="Times New Roman" fo:font-size="12pt" style:rfc-language-tag="sr-Latn-RS" fo:language="sr" fo:script="Latn" fo:country="RS" fo:font-weight="normal" officeooo:rsid="000c8550" officeooo:paragraph-rsid="000c8550" style:font-size-asian="12pt" style:font-weight-asian="normal" style:font-size-complex="12pt" style:font-weight-complex="normal"/>
    </style:style>
    <style:style style:name="P60" style:family="paragraph" style:parent-style-name="Standard" style:list-style-name="L5">
      <style:paragraph-properties fo:line-height="150%" fo:text-align="justify" style:justify-single-word="false"/>
      <style:text-properties style:use-window-font-color="true" style:font-name="Times New Roman" fo:font-size="12pt" style:rfc-language-tag="sr-Latn-RS" fo:language="sr" fo:script="Latn" fo:country="RS" fo:font-weight="normal" officeooo:rsid="000d5bcb" officeooo:paragraph-rsid="000d5bcb" style:font-size-asian="12pt" style:font-weight-asian="normal" style:font-size-complex="12pt" style:font-weight-complex="normal"/>
    </style:style>
    <style:style style:name="P61" style:family="paragraph" style:parent-style-name="Standard" style:list-style-name="L6">
      <style:paragraph-properties fo:line-height="150%" fo:text-align="justify" style:justify-single-word="false"/>
      <style:text-properties style:use-window-font-color="true" style:font-name="Times New Roman" fo:font-size="12pt" style:rfc-language-tag="sr-Latn-RS" fo:language="sr" fo:script="Latn" fo:country="RS" fo:font-weight="normal" officeooo:rsid="000e327b" officeooo:paragraph-rsid="000e327b" style:font-size-asian="12pt" style:font-weight-asian="normal" style:font-size-complex="12pt" style:font-weight-complex="normal"/>
    </style:style>
    <style:style style:name="P62" style:family="paragraph" style:parent-style-name="Standard" style:list-style-name="L7">
      <style:paragraph-properties fo:line-height="150%" fo:text-align="justify" style:justify-single-word="false"/>
      <style:text-properties style:use-window-font-color="true" style:font-name="Times New Roman" fo:font-size="12pt" style:rfc-language-tag="sr-Latn-RS" fo:language="sr" fo:script="Latn" fo:country="RS" fo:font-weight="normal" officeooo:rsid="000fd6c2" officeooo:paragraph-rsid="000fd6c2" style:font-size-asian="12pt" style:font-weight-asian="normal" style:font-size-complex="12pt" style:font-weight-complex="normal"/>
    </style:style>
    <style:style style:name="P63" style:family="paragraph" style:parent-style-name="Standard" style:list-style-name="L8">
      <style:paragraph-properties fo:line-height="150%" fo:text-align="justify" style:justify-single-word="false"/>
      <style:text-properties style:use-window-font-color="true" style:font-name="Times New Roman" fo:font-size="12pt" style:rfc-language-tag="sr-Latn-RS" fo:language="sr" fo:script="Latn" fo:country="RS" fo:font-weight="normal" officeooo:rsid="000fd6c2" officeooo:paragraph-rsid="000fd6c2" style:font-size-asian="12pt" style:font-weight-asian="normal" style:font-size-complex="12pt" style:font-weight-complex="normal"/>
    </style:style>
    <style:style style:name="P64" style:family="paragraph" style:parent-style-name="Standard" style:list-style-name="L8">
      <style:paragraph-properties fo:line-height="150%" fo:text-align="justify" style:justify-single-word="false"/>
      <style:text-properties style:use-window-font-color="true" style:font-name="Times New Roman" fo:font-size="12pt" style:rfc-language-tag="sr-Latn-RS" fo:language="sr" fo:script="Latn" fo:country="RS" fo:font-weight="normal" officeooo:rsid="00118f10" officeooo:paragraph-rsid="00118f10" style:font-size-asian="12pt" style:font-weight-asian="normal" style:font-size-complex="12pt" style:font-weight-complex="normal"/>
    </style:style>
    <style:style style:name="P65" style:family="paragraph" style:parent-style-name="Standard" style:list-style-name="L8">
      <style:paragraph-properties fo:line-height="150%" fo:text-align="justify" style:justify-single-word="false"/>
      <style:text-properties style:use-window-font-color="true" style:font-name="Times New Roman" fo:font-size="12pt" style:rfc-language-tag="sr-Latn-RS" fo:language="sr" fo:script="Latn" fo:country="RS" fo:font-weight="normal" officeooo:rsid="002520b7" officeooo:paragraph-rsid="002520b7" style:font-size-asian="12pt" style:font-weight-asian="normal" style:font-size-complex="12pt" style:font-weight-complex="normal"/>
    </style:style>
    <style:style style:name="P66" style:family="paragraph" style:parent-style-name="Standard" style:list-style-name="L9">
      <style:paragraph-properties fo:line-height="150%" fo:text-align="justify" style:justify-single-word="false"/>
      <style:text-properties style:use-window-font-color="true" style:font-name="Times New Roman" fo:font-size="12pt" style:rfc-language-tag="sr-Latn-RS" fo:language="sr" fo:script="Latn" fo:country="RS" style:text-underline-style="none" fo:font-weight="normal" officeooo:rsid="00180b1c" officeooo:paragraph-rsid="00180b1c" style:font-size-asian="12pt" style:font-weight-asian="normal" style:font-size-complex="12pt" style:font-weight-complex="normal"/>
    </style:style>
    <style:style style:name="P67" style:family="paragraph" style:parent-style-name="Standard" style:list-style-name="L10">
      <style:paragraph-properties fo:line-height="150%" fo:text-align="justify" style:justify-single-word="false"/>
      <style:text-properties style:use-window-font-color="true" style:font-name="Times New Roman" fo:font-size="12pt" style:rfc-language-tag="sr-Latn-RS" fo:language="sr" fo:script="Latn" fo:country="RS" style:text-underline-style="none" fo:font-weight="normal" officeooo:rsid="00180b1c" officeooo:paragraph-rsid="00180b1c" style:font-size-asian="12pt" style:font-weight-asian="normal" style:font-size-complex="12pt" style:font-weight-complex="normal"/>
    </style:style>
    <style:style style:name="P68" style:family="paragraph" style:parent-style-name="Standard" style:list-style-name="L10">
      <style:paragraph-properties fo:line-height="150%" fo:text-align="justify" style:justify-single-word="false"/>
      <style:text-properties style:use-window-font-color="true" style:font-name="Times New Roman" fo:font-size="12pt" style:rfc-language-tag="sr-Latn-RS" fo:language="sr" fo:script="Latn" fo:country="RS" style:text-underline-style="solid" style:text-underline-width="auto" style:text-underline-color="font-color" fo:font-weight="normal" officeooo:rsid="00180b1c" officeooo:paragraph-rsid="00180b1c" style:font-size-asian="12pt" style:font-weight-asian="normal" style:font-size-complex="12pt" style:font-weight-complex="normal"/>
    </style:style>
    <style:style style:name="P69" style:family="paragraph" style:parent-style-name="Standard" style:list-style-name="L11">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none" fo:font-weight="normal" officeooo:rsid="001f8923" officeooo:paragraph-rsid="001f8923" style:font-size-asian="12pt" style:font-style-asian="normal" style:font-weight-asian="normal" style:font-size-complex="12pt" style:font-style-complex="normal" style:font-weight-complex="normal"/>
    </style:style>
    <style:style style:name="P70" style:family="paragraph" style:parent-style-name="Standard" style:list-style-name="L11">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none" fo:font-weight="normal" officeooo:rsid="00217629" officeooo:paragraph-rsid="00217629" style:font-size-asian="12pt" style:font-style-asian="normal" style:font-weight-asian="normal" style:font-size-complex="12pt" style:font-style-complex="normal" style:font-weight-complex="normal"/>
    </style:style>
    <style:style style:name="P71" style:family="paragraph" style:parent-style-name="Standard" style:list-style-name="L11">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none" fo:font-weight="normal" officeooo:rsid="00217629" officeooo:paragraph-rsid="00277819" style:font-size-asian="12pt" style:font-style-asian="normal" style:font-weight-asian="normal" style:font-size-complex="12pt" style:font-style-complex="normal" style:font-weight-complex="normal"/>
    </style:style>
    <style:style style:name="P72" style:family="paragraph" style:parent-style-name="Standard" style:list-style-name="L12">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none" fo:font-weight="normal" officeooo:rsid="00217629" officeooo:paragraph-rsid="00217629" style:font-size-asian="12pt" style:font-style-asian="normal" style:font-weight-asian="normal" style:font-size-complex="12pt" style:font-style-complex="normal" style:font-weight-complex="normal"/>
    </style:style>
    <style:style style:name="P73" style:family="paragraph" style:parent-style-name="Standard" style:list-style-name="L13">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none" fo:font-weight="normal" officeooo:rsid="00288b75" officeooo:paragraph-rsid="00288b75" style:font-size-asian="12pt" style:font-style-asian="normal" style:font-weight-asian="normal" style:font-size-complex="12pt" style:font-style-complex="normal" style:font-weight-complex="normal"/>
    </style:style>
    <style:style style:name="P74" style:family="paragraph" style:parent-style-name="Standard" style:list-style-name="L14">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none" fo:font-weight="normal" officeooo:rsid="00288b75" officeooo:paragraph-rsid="00288b75" style:font-size-asian="12pt" style:font-style-asian="normal" style:font-weight-asian="normal" style:font-size-complex="12pt" style:font-style-complex="normal" style:font-weight-complex="normal"/>
    </style:style>
    <style:style style:name="P75" style:family="paragraph" style:parent-style-name="Standard" style:list-style-name="L15">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none" fo:font-weight="normal" officeooo:rsid="00288b75" officeooo:paragraph-rsid="00288b75" style:font-size-asian="12pt" style:font-style-asian="normal" style:font-weight-asian="normal" style:font-size-complex="12pt" style:font-style-complex="normal" style:font-weight-complex="normal"/>
    </style:style>
    <style:style style:name="P76" style:family="paragraph" style:parent-style-name="Standard">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none" fo:font-weight="normal" officeooo:rsid="00288b75" officeooo:paragraph-rsid="00288b75" style:font-size-asian="12pt" style:font-style-asian="normal" style:font-weight-asian="normal" style:font-size-complex="12pt" style:font-style-complex="normal" style:font-weight-complex="normal"/>
    </style:style>
    <style:style style:name="P77" style:family="paragraph" style:parent-style-name="Standard" style:list-style-name="L16">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none" fo:font-weight="normal" officeooo:rsid="002a854f" officeooo:paragraph-rsid="002a854f" style:font-size-asian="12pt" style:font-style-asian="normal" style:font-weight-asian="normal" style:font-size-complex="12pt" style:font-style-complex="normal" style:font-weight-complex="normal"/>
    </style:style>
    <style:style style:name="P78" style:family="paragraph" style:parent-style-name="Standard" style:list-style-name="L17">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none" fo:font-weight="normal" officeooo:rsid="002a854f" officeooo:paragraph-rsid="002b5210" style:font-size-asian="12pt" style:font-style-asian="normal" style:font-weight-asian="normal" style:font-size-complex="12pt" style:font-style-complex="normal" style:font-weight-complex="normal"/>
    </style:style>
    <style:style style:name="P79" style:family="paragraph" style:parent-style-name="Standard" style:list-style-name="L17">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none" fo:font-weight="normal" officeooo:rsid="002b5210" officeooo:paragraph-rsid="002b5210" style:font-size-asian="12pt" style:font-style-asian="normal" style:font-weight-asian="normal" style:font-size-complex="12pt" style:font-style-complex="normal" style:font-weight-complex="normal"/>
    </style:style>
    <style:style style:name="P80" style:family="paragraph" style:parent-style-name="Standard" style:list-style-name="L16">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none" fo:font-weight="normal" officeooo:rsid="002b5210" officeooo:paragraph-rsid="002b5210" style:font-size-asian="12pt" style:font-style-asian="normal" style:font-weight-asian="normal" style:font-size-complex="12pt" style:font-style-complex="normal" style:font-weight-complex="normal"/>
    </style:style>
    <style:style style:name="P81" style:family="paragraph" style:parent-style-name="Standard" style:list-style-name="L18">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none" fo:font-weight="normal" officeooo:rsid="002c4961" officeooo:paragraph-rsid="002c4961" style:font-size-asian="12pt" style:font-style-asian="normal" style:font-weight-asian="normal" style:font-size-complex="12pt" style:font-style-complex="normal" style:font-weight-complex="normal"/>
    </style:style>
    <style:style style:name="P82" style:family="paragraph" style:parent-style-name="Standard" style:list-style-name="L18">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none" fo:font-weight="normal" officeooo:rsid="002d7ba4" officeooo:paragraph-rsid="002d7ba4" style:font-size-asian="12pt" style:font-style-asian="normal" style:font-weight-asian="normal" style:font-size-complex="12pt" style:font-style-complex="normal" style:font-weight-complex="normal"/>
    </style:style>
    <style:style style:name="P83" style:family="paragraph" style:parent-style-name="Standard" style:list-style-name="L18">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none" fo:font-weight="normal" officeooo:rsid="002d7ba4" officeooo:paragraph-rsid="002f425f" style:font-size-asian="12pt" style:font-style-asian="normal" style:font-weight-asian="normal" style:font-size-complex="12pt" style:font-style-complex="normal" style:font-weight-complex="normal"/>
    </style:style>
    <style:style style:name="P84" style:family="paragraph" style:parent-style-name="Standard" style:list-style-name="L18">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none" fo:font-weight="normal" officeooo:rsid="002f425f" officeooo:paragraph-rsid="002f425f" style:font-size-asian="12pt" style:font-style-asian="normal" style:font-weight-asian="normal" style:font-size-complex="12pt" style:font-style-complex="normal" style:font-weight-complex="normal"/>
    </style:style>
    <style:style style:name="P85" style:family="paragraph" style:parent-style-name="Standard" style:list-style-name="L19">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none" fo:font-weight="normal" officeooo:rsid="0033dc41" officeooo:paragraph-rsid="0033dc41" style:font-size-asian="12pt" style:font-style-asian="normal" style:font-weight-asian="normal" style:font-size-complex="12pt" style:font-style-complex="normal" style:font-weight-complex="normal"/>
    </style:style>
    <style:style style:name="P86" style:family="paragraph" style:parent-style-name="Standard" style:list-style-name="L20">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none" fo:font-weight="normal" officeooo:rsid="0033dc41" officeooo:paragraph-rsid="0033dc41" style:font-size-asian="12pt" style:font-style-asian="normal" style:font-weight-asian="normal" style:font-size-complex="12pt" style:font-style-complex="normal" style:font-weight-complex="normal"/>
    </style:style>
    <style:style style:name="P87" style:family="paragraph" style:parent-style-name="Standard" style:list-style-name="L15">
      <style:paragraph-properties fo:line-height="150%" fo:text-align="justify" style:justify-single-word="false"/>
      <style:text-properties style:use-window-font-color="true" style:font-name="Times New Roman" fo:font-size="12pt" style:rfc-language-tag="sr-Latn-RS" fo:language="sr" fo:script="Latn" fo:country="RS" fo:font-style="normal" style:text-underline-style="solid" style:text-underline-width="auto" style:text-underline-color="font-color" fo:font-weight="normal" officeooo:rsid="00288b75" officeooo:paragraph-rsid="00288b75" style:font-size-asian="12pt" style:font-style-asian="normal" style:font-weight-asian="normal" style:font-size-complex="12pt" style:font-style-complex="normal" style:font-weight-complex="normal"/>
    </style:style>
    <style:style style:name="P88" style:family="paragraph" style:parent-style-name="Standard" style:list-style-name="L11">
      <style:paragraph-properties fo:line-height="150%" fo:text-align="justify" style:justify-single-word="false"/>
      <style:text-properties fo:color="#800000" style:font-name="Times New Roman" fo:font-size="12pt" style:rfc-language-tag="sr-Latn-RS" fo:language="sr" fo:script="Latn" fo:country="RS" fo:font-style="normal" style:text-underline-style="solid" style:text-underline-width="auto" style:text-underline-color="font-color" fo:font-weight="normal" officeooo:rsid="001f8923" officeooo:paragraph-rsid="001f8923" style:font-size-asian="12pt" style:font-style-asian="normal" style:font-weight-asian="normal" style:font-size-complex="12pt" style:font-style-complex="normal" style:font-weight-complex="normal"/>
    </style:style>
    <style:style style:name="P89" style:family="paragraph">
      <loext:graphic-properties draw:fill="none" draw:fill-color="#ffffff"/>
      <style:text-properties fo:font-size="12pt"/>
    </style:style>
    <style:style style:name="T1" style:family="text">
      <style:text-properties style:font-name="Times New Roman"/>
    </style:style>
    <style:style style:name="T2" style:family="text">
      <style:text-properties style:font-name="Times New Roman" fo:font-size="15pt" fo:font-weight="bold" officeooo:rsid="0009eb9e" style:font-size-asian="15pt" style:font-weight-asian="bold" style:font-size-complex="15pt" style:font-weight-complex="bold"/>
    </style:style>
    <style:style style:name="T3" style:family="text">
      <style:text-properties style:font-name="Times New Roman" fo:font-weight="bold" style:font-weight-asian="bold" style:font-weight-complex="bold"/>
    </style:style>
    <style:style style:name="T4" style:family="text">
      <style:text-properties style:font-name="Times New Roman" officeooo:rsid="0038e034"/>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font-weight="normal" officeooo:rsid="000bfb91" style:font-weight-asian="normal" style:font-weight-complex="normal"/>
    </style:style>
    <style:style style:name="T9" style:family="text">
      <style:text-properties fo:color="#800000"/>
    </style:style>
    <style:style style:name="T10" style:family="text">
      <style:text-properties fo:color="#800000" fo:font-weight="normal" style:font-weight-asian="normal" style:font-weight-complex="normal"/>
    </style:style>
    <style:style style:name="T11" style:family="text">
      <style:text-properties fo:color="#800000" style:text-underline-style="none"/>
    </style:style>
    <style:style style:name="T12" style:family="text">
      <style:text-properties fo:color="#800000" style:text-underline-style="none" officeooo:rsid="0025f063"/>
    </style:style>
    <style:style style:name="T13" style:family="text">
      <style:text-properties fo:color="#800000" style:text-underline-style="none" officeooo:rsid="00297455"/>
    </style:style>
    <style:style style:name="T14" style:family="text">
      <style:text-properties fo:language="es" fo:country="ES" fo:font-weight="normal" style:font-weight-asian="normal" style:font-weight-complex="normal"/>
    </style:style>
    <style:style style:name="T15" style:family="text">
      <style:text-properties style:use-window-font-color="true" fo:font-weight="normal" style:font-weight-asian="normal" style:font-weight-complex="normal"/>
    </style:style>
    <style:style style:name="T16" style:family="text">
      <style:text-properties style:use-window-font-color="true" fo:font-weight="normal" officeooo:rsid="000bfb91" style:font-weight-asian="normal" style:font-weight-complex="normal"/>
    </style:style>
    <style:style style:name="T17" style:family="text">
      <style:text-properties fo:color="#801900" fo:font-weight="normal" officeooo:rsid="000bfb91" style:font-weight-asian="normal" style:font-weight-complex="normal"/>
    </style:style>
    <style:style style:name="T18" style:family="text">
      <style:text-properties officeooo:rsid="000fd6c2"/>
    </style:style>
    <style:style style:name="T19" style:family="text">
      <style:text-properties officeooo:rsid="00118f10"/>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officeooo:rsid="00135520"/>
    </style:style>
    <style:style style:name="T23" style:family="text">
      <style:text-properties style:text-underline-style="none" officeooo:rsid="00180b1c"/>
    </style:style>
    <style:style style:name="T24" style:family="text">
      <style:text-properties style:text-underline-style="none" officeooo:rsid="001822e6"/>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1e2cc4" style:font-weight-asian="normal" style:font-weight-complex="normal"/>
    </style:style>
    <style:style style:name="T27" style:family="text">
      <style:text-properties style:text-underline-style="none" officeooo:rsid="001a3317"/>
    </style:style>
    <style:style style:name="T28" style:family="text">
      <style:text-properties style:text-underline-style="none" officeooo:rsid="001c31eb"/>
    </style:style>
    <style:style style:name="T29" style:family="text">
      <style:text-properties style:text-underline-style="none" fo:font-weight="bold" style:font-weight-asian="bold" style:font-weight-complex="bold"/>
    </style:style>
    <style:style style:name="T30" style:family="text">
      <style:text-properties style:text-underline-style="none" officeooo:rsid="00217629"/>
    </style:style>
    <style:style style:name="T31" style:family="text">
      <style:text-properties style:text-underline-style="none" officeooo:rsid="00277819"/>
    </style:style>
    <style:style style:name="T32" style:family="text">
      <style:text-properties fo:font-style="normal" style:text-underline-style="none" fo:font-weight="normal" style:font-style-asian="normal" style:font-weight-asian="normal" style:font-style-complex="normal" style:font-weight-complex="normal"/>
    </style:style>
    <style:style style:name="T33" style:family="text">
      <style:text-properties officeooo:rsid="002520b7"/>
    </style:style>
    <style:style style:name="T34" style:family="text">
      <style:text-properties officeooo:rsid="002c4961"/>
    </style:style>
    <style:style style:name="T35" style:family="text">
      <style:text-properties officeooo:rsid="002c6e5d"/>
    </style:style>
    <style:style style:name="T36" style:family="text">
      <style:text-properties officeooo:rsid="002f425f"/>
    </style:style>
    <style:style style:name="T37" style:family="text">
      <style:text-properties officeooo:rsid="0033dc41"/>
    </style:style>
    <style:style style:name="T38" style:family="text">
      <style:text-properties officeooo:rsid="00346c36"/>
    </style:style>
    <style:style style:name="T39" style:family="text">
      <style:text-properties officeooo:rsid="00369abe"/>
    </style:style>
    <style:style style:name="T40" style:family="text">
      <style:text-properties officeooo:rsid="003aebd6"/>
    </style:style>
    <style:style style:name="T41" style:family="text">
      <style:text-properties officeooo:rsid="003cb8d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000000" draw:fill="none" draw:fill-color="#ffffff" fo:min-height="5.055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span text:style-name="T2">Jmeter Beginner Tutorial</text:span></text:p>
      <text:p text:style-name="P3"/>
      <text:p text:style-name="P3"/>
      <text:p text:style-name="P2"><text:span text:style-name="T3">Test Plan</text:span><text:span text:style-name="T1"> je kontejner koji sadrži sve elemente </text:span><text:span text:style-name="T4">i</text:span><text:span text:style-name="T1"> komponente koje su potrebne da se izvrši test.</text:span></text:p>
      <text:p text:style-name="P2"><text:span text:style-name="T3">WorkBench</text:span><text:span text:style-name="T1"> je komponenta u kojoj privremeno čuvamo svoje test elemente, da bismo ih kasnije kada nam ne trebaju mogli odatle da obrišemo.</text:span></text:p>
      <text:p text:style-name="P2"><text:span text:style-name="T3">Thread Group</text:span><text:span text:style-name="T1"> je komponenta koja predstavlja korisnike. Ona sadrži sledeće:</text:span></text:p>
      <text:list xml:id="list3329906650043571703" text:style-name="L1">
        <text:list-item>
          <text:p text:style-name="P54"><text:span text:style-name="T6">Action to be taken after a sample error </text:span>– to je izbor aktivnosti koje se izvršavaju nakon što Jmeter pronađe grešku. Postoje: Continue (Nastavi), Start Next Thread Group (Pokreni novu iteraciju), Stop Thread (Zaustavi određenog korisnika), Stop Test (Zaustavi test), Stop Test Now (Zaustavi test odmah).</text:p>
        </text:list-item>
        <text:list-item>
          <text:p text:style-name="P54"><text:span text:style-name="T6">Thread Properties </text:span>– određuje se broj korisnika, vreme potrebno da se svi korisnici pokrenu i pristupe stranici <text:span text:style-name="T40">i</text:span> broj ponavljanja njihovog pristupanja. Ako u Ramp Up Period setujemo 20s za 10 korisnika, to znači da će na svake 2s biti dodat 1 korisnik.</text:p>
        </text:list-item>
        <text:list-item>
          <text:p text:style-name="P54"><text:span text:style-name="T6">Scheduler Configuration</text:span> – polje za setovanje trajanja testa, eventualnog pauziranja testa, početnog i krajnjeg vremena testa.</text:p>
        </text:list-item>
      </text:list>
      <text:p text:style-name="P4"><text:span text:style-name="T5">HTTP request</text:span> je komponenta za slanje zahteva na stranici koju testiramo. Potrebno je uneti URL koji gađamo našim zahtevom.</text:p>
      <text:p text:style-name="P4">Tumačenje rezultata u: </text:p>
      <text:p text:style-name="P4"><text:span text:style-name="T5">View Results in Table</text:span> </text:p>
      <text:list xml:id="list528388888014628339" text:style-name="L2">
        <text:list-item>
          <text:p text:style-name="P55">Sample Time (ms) – je vreme potrebno za upućivanje zahteva (request-a) ka serveru.</text:p>
        </text:list-item>
        <text:list-item>
          <text:p text:style-name="P55">Status – može biti Passed (npr. kada je response code = 200) ili Failed (npr. response code = 500).</text:p>
        </text:list-item>
        <text:list-item>
          <text:p text:style-name="P55">Bytes – veličina vraćenog odgovora (response-a) u bajtima. </text:p>
        </text:list-item>
        <text:list-item>
          <text:p text:style-name="P55">Sent bytes – veličina request-a u bajtovima.</text:p>
        </text:list-item>
        <text:list-item>
          <text:p text:style-name="P55">Latency – vreme koje je protekne do pojavljivanja prvog bajta poslatog od servera kao odgovor.</text:p>
        </text:list-item>
      </text:list>
      <text:p text:style-name="P5">View Results Tree – <text:span text:style-name="T7">ako se klikne na jedan od uzoraka (sample-ova) u Results Tree, na desnoj strani radne površine se pregledaju sledeći rezultati:</text:span></text:p>
      <text:list xml:id="list6309067390844046987" text:style-name="L3">
        <text:list-item>
          <text:p text:style-name="P56"><text:span text:style-name="T7">Sampler result – sadrži opis tipova zadataka koji su poslati (data type), kod odgovora (response code), heder odgovora (</text:span><text:span text:style-name="T15">response </text:span><text:span text:style-name="T16">headers</text:span><text:span text:style-name="T7">), </text:span><text:span text:style-name="T14">oznaku servera, </text:span><text:span text:style-name="T7">datum i vreme, tip sadržava (content type) i </text:span><text:span text:style-name="T10">sve one podatke iz prethodno opisane tabele.</text:span></text:p>
        </text:list-item>
        <text:list-item>
          <text:p text:style-name="P57"><text:span text:style-name="T7">Request – </text:span><text:span text:style-name="T8">detalji upućenog zahteva obično sadrže koja metoda je upotrebljena u zahtevu (GET/POST), </text:span><text:span text:style-name="T17">koji su podaci traženi u zahtevu (GET data:), </text:span><text:span text:style-name="T8">poslate kukije (cookies), zahtevane </text:span><text:soft-page-break/><text:span text:style-name="T8">hedere (request headers), koja vrsta konekcije je zahtevana (Connection: ), koji je host koji se gađa (HOST – mora da se slaže s onim što je navedeno u Web server sekciji na HTTP Request komponenti).</text:span></text:p>
        </text:list-item>
        <text:list-item>
          <text:p text:style-name="P58">Response data – podaci dobijeni u odgovoru sa servera. Ovo može da obuhvati sve moguće podatke koje server može poslati a nalaze se na web stranici URL-a koji gađamo. Tip podataka u odgovoru se može selektovati i može biti: text, HTML, CSS/Jquery, JSON, XML… i drugi.</text:p>
        </text:list-item>
      </text:list>
      <text:p text:style-name="P12"/>
      <text:p text:style-name="P6">Setovanje korisnika u Thread Group</text:p>
      <text:p text:style-name="P13"/>
      <text:p text:style-name="P13">Može se dodati različit broj korisnika u Thread Group. Ovaj podatak se setuje tako što u Number of Threads unesemo neki broj, npr. 10.</text:p>
      <text:p text:style-name="P13">Takođe, možemo da setujemo vreme za koje će se jedan po jedan korisnik dodati u test, odnosno na web stranicu. Polje za setovanje vremena je Ramp-up Period. Ako se stavi npr. 20s (na 10 korisnika), to znači da će se 10 korisnika postepeno uključivati na stranicu u periodu od 20s, odnosno na svake 2s će se uključiti po 1 korisnik dok se svih 20 korisnika ne uključi.</text:p>
      <text:p text:style-name="P13">Polje Loop Count definiše koliko puta ćemo ponavljati iteraciju sa uključivanjem korisnika. Ako se klikne na Forever, onda će u pređašnje navedenom testu 10 korisnika biti uključeno stalno dok se ne prekine petlja testa tj. izvršavanje testa.</text:p>
      <text:p text:style-name="P13">Brisanje rezultata se vrši klikom na Clear i Clear All.</text:p>
      <text:p text:style-name="P6">Zaustavljanje testa<text:span text:style-name="T7"> se vrši klikom na jedno od sledećih opcija:</text:span></text:p>
      <text:list xml:id="list2325167194631013052" text:style-name="L4">
        <text:list-item>
          <text:p text:style-name="P59">STOP – prisilno zaustavlja izvršenje testa i svih thread-ova odjed<text:span text:style-name="T41">n</text:span>om.</text:p>
        </text:list-item>
        <text:list-item>
          <text:p text:style-name="P59">Shutdown – postepeno zaustavlja thread-ove jednog po jednog i na kraju zaustavi ceo test.</text:p>
        </text:list-item>
      </text:list>
      <text:p text:style-name="P7"><text:span text:style-name="T20">Napomena:</text:span><text:span text:style-name="T7"> kada se testira web aplikacija, uvek se kao sampler dodaje HTTP request.</text:span></text:p>
      <text:p text:style-name="P14"/>
      <text:p text:style-name="P7">Osnovni koraci u kreiranju Jmeter testa su:</text:p>
      <text:list xml:id="list1532380911868848698" text:style-name="L5">
        <text:list-item>
          <text:p text:style-name="P60">Startovanje Jmeter-a;</text:p>
        </text:list-item>
        <text:list-item>
          <text:p text:style-name="P60">Kreiranje Test Plana;</text:p>
        </text:list-item>
        <text:list-item>
          <text:p text:style-name="P60">Kreiranje korisnika <text:s/>(thread group);</text:p>
        </text:list-item>
        <text:list-item>
          <text:p text:style-name="P60">Dodavanje sampler-a;</text:p>
        </text:list-item>
        <text:list-item>
          <text:p text:style-name="P60">Dodavanje listener-a;</text:p>
        </text:list-item>
        <text:list-item>
          <text:p text:style-name="P60">Pokretanje testa (run test).</text:p>
        </text:list-item>
      </text:list>
      <text:p text:style-name="P14"/>
      <text:p text:style-name="P49"><text:soft-page-break/>Assertions</text:p>
      <text:p text:style-name="P8">Predstavljaju komponente za proveru odgovora (response-a). Na primer, proveravaju da li se kao response code dobio broj 200 ili da smo dobili neku predefinisanu poruku kao response message, npr. OK i sl. Možemo testirati i format odgovora kao i trajanje odgovora u bajtima i sl. Sve ove provere se zovu Assertions (tvrdnja, navod).</text:p>
      <text:p text:style-name="P8">Assertions se dodaju pomoću:</text:p>
      <text:p text:style-name="P8">Thread Group → Add → Assertion → odabrati onu koja je potrebna.</text:p>
      <text:p text:style-name="P8">Najčešće korišćena assertion je Response Assertion.</text:p>
      <text:p text:style-name="P8"><text:span text:style-name="T5">Response Assertion</text:span> </text:p>
      <text:p text:style-name="P8">U polju Apply to je moguće odabrati na šta se Assertion želi primeniti:</text:p>
      <text:list xml:id="list1624350018038352173" text:style-name="L6">
        <text:list-item>
          <text:p text:style-name="P61">Main sample and sub-samples;</text:p>
        </text:list-item>
        <text:list-item>
          <text:p text:style-name="P61">Main sample only;</text:p>
        </text:list-item>
        <text:list-item>
          <text:p text:style-name="P61">Sub-sample only;</text:p>
        </text:list-item>
        <text:list-item>
          <text:p text:style-name="P61">Jmeter variable.</text:p>
        </text:list-item>
      </text:list>
      <text:p text:style-name="P9">U polju Response Field to Test bira se koje polje <text:span text:style-name="T18">u response-u želimo da testiramo, tj. koji nam podatak treba. </text:span></text:p>
      <text:p text:style-name="P10">Možemo odabrati:</text:p>
      <text:list xml:id="list1714733661380695404" text:style-name="L7">
        <text:list-item>
          <text:p text:style-name="P62">Text Response;</text:p>
        </text:list-item>
        <text:list-item>
          <text:p text:style-name="P62">Document (text);</text:p>
        </text:list-item>
        <text:list-item>
          <text:p text:style-name="P62">URL sampled;</text:p>
        </text:list-item>
        <text:list-item>
          <text:p text:style-name="P62">Response code;</text:p>
        </text:list-item>
        <text:list-item>
          <text:p text:style-name="P62">Response Headers;</text:p>
        </text:list-item>
        <text:list-item>
          <text:p text:style-name="P62">Ignore Status.</text:p>
        </text:list-item>
      </text:list>
      <text:p text:style-name="P10">Takođe, treba da odaberemo obrazac po kojem će se vršiti poređenje. Obrasci su:</text:p>
      <text:list xml:id="list2219166713524154936" text:style-name="L8">
        <text:list-item>
          <text:p text:style-name="P63">Contains – da li response sadrži navedenu reč, kôd ili tekst.</text:p>
        </text:list-item>
        <text:list-item>
          <text:p text:style-name="P63">Matches – da li se response podudara sa n<text:span text:style-name="T33">a</text:span>vedenom rečju, kodom ili tekstom.</text:p>
        </text:list-item>
        <text:list-item>
          <text:p text:style-name="P63">Equals – da li je response jednak navedenoj reči, kodu ili tekstu.</text:p>
        </text:list-item>
        <text:list-item>
          <text:p text:style-name="P63">Substring – <text:span text:style-name="T19">da li je response podskup reči, koda ili teksta.</text:span></text:p>
        </text:list-item>
        <text:list-item>
          <text:p text:style-name="P64">Not – da li je odgovor različit od navedene reči, koda, teksta.</text:p>
        </text:list-item>
        <text:list-item>
          <text:p text:style-name="P65">Or - <text:span text:style-name="T9">????</text:span></text:p>
        </text:list-item>
      </text:list>
      <text:p text:style-name="P11">U polju Patterns to test se piše koji šablon (pattern) želimo da dobijemo u odgovoru. Npr, 200.</text:p>
      <text:p text:style-name="P15"><text:soft-page-break/>Princip rada:<text:span text:style-name="T21"> <text:s/>Komponenta Response Assertion </text:span><text:span text:style-name="T22">proverava da li u odgovoru od servera dobija response code 200, i ukoliko dobija – test prolazi (passed), a u supritnom test pada (failed). </text:span><text:span text:style-name="T24">Ona nam omogućava da se prikaže tačno kakav je odgovor dobijen i može direktno da ukaže na grešku.</text:span></text:p>
      <text:p text:style-name="P43"><draw:frame text:anchor-type="paragraph" draw:z-index="0" draw:style-name="gr1" draw:text-style-name="P89" svg:width="7.4169in" svg:height="5.0559in" svg:x="-0.0744in" svg:y="0.178in"><draw:text-box><text:p/></draw:text-box></draw:frame></text:p>
      <text:p text:style-name="P16"><text:span text:style-name="T21">Napomena: <text:s/>Maksimalan broj korisnika koji se može simulirati u testiranju pomoću Jmeter-a zavisi od ograničenja mašina (računara) i mreže na koji se vrši testiranje, </text:span><text:span text:style-name="T23">komplelsnosti testova i skripti i sl.</text:span></text:p>
      <text:p text:style-name="P44">Oko 500 korisnika je približno dovoljan broj za web aplikaciju koja ima manji broj targetiranih korisnika. Maksimalan broj korisnika koji se mogu simulirati s 4GB RAM-a je 8000 – 9000 kada se sve optimizuje.</text:p>
      <text:p text:style-name="P44">Napomena: za slabije mašine se preporučuje da se kreirani testovi ne puštaju kroz GUI već preko cmd-a. Za puštanje kreiranog test plana kroz cmd treba uraditi sledeće:</text:p>
      <text:list xml:id="list8410297952622421764" text:style-name="L9">
        <text:list-item>
          <text:p text:style-name="P66">Zapamtiti test plan pod .jmx ekstenzijom na željenom mestu u folderu.</text:p>
        </text:list-item>
        <text:list-item>
          <text:p text:style-name="P66">U pokrenutom cmd-u uneti jmeter -n -t primer.jmx</text:p>
        </text:list-item>
        <text:list-item>
          <text:p text:style-name="P66">Enter</text:p>
        </text:list-item>
      </text:list>
      <text:p text:style-name="P44">Puštanjem kroz cmd štedi se veliki deo resursa mašine na kojoj se vrši testiranje.</text:p>
      <text:p text:style-name="P44"/>
      <text:p text:style-name="P44">Osnovna pravila za optimizaciju Jmeter testova:</text:p>
      <text:list xml:id="list8186887343492431797" text:style-name="L10">
        <text:list-item>
          <text:p text:style-name="P67">Koristiti jmeter listener-e samo za debug i za setovanje testova u početku.</text:p>
        </text:list-item>
        <text:list-item>
          <text:p text:style-name="P67">Pokretati testove kroz cmd a ne kroz GUI</text:p>
        </text:list-item>
        <text:list-item>
          <text:p text:style-name="P67">Povećati HEAP u jmeter.bat fajlu na 2GB ( 2058MB )</text:p>
        </text:list-item>
        <text:list-item>
          <text:p text:style-name="P68"><text:span text:style-name="T21">Koristiti LAN mrežu umesto WI-FI </text:span><text:span text:style-name="T24">konekciju za load testiranje.</text:span></text:p>
        </text:list-item>
      </text:list>
      <text:p text:style-name="P45"/>
      <text:p text:style-name="P19"><text:span text:style-name="T24">D</text:span><text:span text:style-name="T21">uration assertion</text:span><text:span text:style-name="T25"> je komponenta koja omogućava proveru vremena trajanja odgovora (response-a).</text:span></text:p>
      <text:p text:style-name="P17"><text:span text:style-name="T21">Ova vrednost se poredi s vrednostima u koloni </text:span><text:span text:style-name="T27">Sample time (ms) u View Results in Table komponenti.</text:span></text:p>
      <text:p text:style-name="P46">U polju Duration in miliseconds napišemo koliko trajanje odgovorea očekujemo i svaki response koji bude veći od njega smatraće se failed testom. Dakle, u ovo polje se upisuje gornja vrednost (maksimum) koju očekujemo za trajanje odgovora od servera.</text:p>
      <text:p text:style-name="P46">Bolje opisane rezultate za ovu Assertion se može pogledati u Assertion Results komponenti.</text:p>
      <text:p text:style-name="P18"><text:span text:style-name="T29">Size Assertion</text:span><text:span text:style-name="T21"> </text:span><text:span text:style-name="T28">služi za proveru veličine odgovora u bajtima. Ova vrednost se poredi sa vrednostima iz kolone Bytes iz View Results in Table komponente.</text:span></text:p>
      <text:p text:style-name="P47">Na Size Assertion komponenti u polju Size in Bytes se unese koliko bajta želimo da poredimo, tj. sa kojom vrednošću poredimo veličinu odgovora. A na polju Type of Comparison biramo opcije: =, !=, &lt;, &gt;, &lt;=, &gt;=. </text:p>
      <text:p text:style-name="P20"><text:soft-page-break/><text:span text:style-name="T21">HTML Assertion </text:span><text:span text:style-name="T25">služi za proveru formata response-a, tj. da li je odgovor bio u željenom formatu. Bira se format: HTML, XHTML, XML. U polju Error Threshold se navodi neki broj koji treba da bude graničan slučaj, tj. ako ima više grešaka u HTML odgovoru od servera smatra se da je test pao. Isti princip </text:span><text:span text:style-name="T26">važi</text:span><text:span text:style-name="T25"> i za Warning T</text:span><text:span text:style-name="T26">hreshold polje. </text:span></text:p>
      <text:p text:style-name="P48">Ako želimo sve greške iz HTML Assertion komponente da sačuvamo, potrebno je u polju Write J<text:span text:style-name="T41">T</text:span>idy report to file navedemo direktnu putanju do njega, npr. C:\Users\Bane\Desktop\dokumenti_izvrštaj.txt</text:p>
      <text:p text:style-name="P48">Štiklira se Errors only opcija. Kasnije, kada se otvori aplikacija vidi se da je sve okej upisano.</text:p>
      <text:p text:style-name="P21"><text:span text:style-name="T21">XML Assertion </text:span><text:span text:style-name="T32">služi za proveru rezultata, da li su dobijeni u odgovarajućem XML formatu.</text:span></text:p>
      <text:p text:style-name="P26"><text:span text:style-name="T21">XPath Assertion </text:span><text:span text:style-name="T25">se koristi za proveru API-ja (biće posebno objašnjeno). Bitno je da se XPath polje napiše koji XPath očekujemo kao odgovor. Jmeter proverava da li ćemo ga dobiti.</text:span></text:p>
      <text:p text:style-name="P27">Napomena: Listeneri zauzimaju dosta resursa <text:s/>mašini pa ih treba koristiti samo pri setovanju testa a onda kada testiranje počne, treba ih disable-ovati.</text:p>
      <text:p text:style-name="P27"/>
      <text:p text:style-name="P50">Listeners</text:p>
      <text:p text:style-name="P27">Listener-i su komponente koje prikupljaju i prikazuju rezultate i metriku svih izvršenih testova.</text:p>
      <text:p text:style-name="P22"><text:span text:style-name="T29">Latency</text:span><text:span text:style-name="T21"> je vreme do prvog bajta poslatog kao odgovor od servera. Ako npr. imamo opseg vremena od 0ms do 2000ms i ako pretpostavimo da je naš zahtev trajao od 0ms do 1000ms, a recimo da smo počeli da dobijamo odgovor nakon 1010ms i on je trajao do 2010ms. Ovo znači da nam je Latency vreme bilo 1010ms jer smo baš tada počeli da dobijamo prve bajte odgovora od servera. </text:span></text:p>
      <text:p text:style-name="P28">Vrednost 2010ms je response time, odnosno to je vreme koje protekne dok u potpunosti ne stigne odgovor do korisnika. </text:p>
      <text:p text:style-name="P23"><text:span text:style-name="T29">Connect Time (ms)</text:span><text:span text:style-name="T21"> je vreme koje je bilo potrebno da naš zahte (request) dođe do servera , tj. da se poveže sa serverom. Na osnovu ovoga možemo optimizovati aplikaciju.</text:span></text:p>
      <text:p text:style-name="P28">Aggregate report je komponenta koja omogućava prikaz rezultata i metrike u jednoj liniji za svaki HTTP request posebno i pri tome daje prosečne vrednosti metrike. Rezultati su:</text:p>
      <text:list xml:id="list1874846686149960971" text:style-name="L11">
        <text:list-item>
          <text:p text:style-name="P69">Samples – broj uzoraka;</text:p>
        </text:list-item>
        <text:list-item>
          <text:p text:style-name="P69">Average – prosečno vreme trajanja request-a;</text:p>
        </text:list-item>
        <text:list-item>
          <text:p text:style-name="P69">Median – srednja vrednost trajanja request-a. To znači da je 50% request-ova trajalo više od ove vrednosti a 50% request-ova je trajalo kraće od ove vrednosti.</text:p>
        </text:list-item>
        <text:list-item>
          <text:p text:style-name="P88"><text:span text:style-name="T21">90% line, 95% line, 99% line – </text:span><text:span text:style-name="T30">oznaka za maksimalno vreme trajanja request-ova; </text:span><text:span text:style-name="T31">(ubaciti sliku?)</text:span></text:p>
        </text:list-item>
        <text:list-item>
          <text:p text:style-name="P70">Min i Max – najkraće i najduže vreme trajanja request-ova;</text:p>
        </text:list-item>
        <text:list-item>
          <text:p text:style-name="P71"><text:soft-page-break/>Error % - procenat grešaka koje su se pojavile;</text:p>
        </text:list-item>
        <text:list-item>
          <text:p text:style-name="P70">Throughput – broj request-ova po sekundi;</text:p>
        </text:list-item>
        <text:list-item>
          <text:p text:style-name="P70">KB/s – veličina odgovora po sekundi.</text:p>
        </text:list-item>
      </text:list>
      <text:p text:style-name="P24"><text:span text:style-name="T29">Graph Results</text:span><text:span text:style-name="T21"> je kompomenta koja grafički prikazuje metriku koja se dobija u toku testiranja.</text:span></text:p>
      <text:p text:style-name="P29">Podaci koji se prikazuju:</text:p>
      <text:list xml:id="list6379986148407652506" text:style-name="L12">
        <text:list-item>
          <text:p text:style-name="P72">Data – veličina podataka;</text:p>
        </text:list-item>
        <text:list-item>
          <text:p text:style-name="P72">Average – prosečna veličina podataka;</text:p>
        </text:list-item>
        <text:list-item>
          <text:p text:style-name="P72">Median – srednja vrednost;</text:p>
        </text:list-item>
        <text:list-item>
          <text:p text:style-name="P72">Deviation – odstupanje;</text:p>
        </text:list-item>
        <text:list-item>
          <text:p text:style-name="P72">Throughput – broj zahteva po sekundi.</text:p>
        </text:list-item>
      </text:list>
      <text:p text:style-name="P24"><text:span text:style-name="T29">Summary Report</text:span><text:span text:style-name="T21"> je sličan Aggregate Report-u. Za svaki listener važi da ga možemo upotrebiti da upišemo rezultate u csv i txt fajlove, samo u Search polju pomoću Browse dugmeta upišemo adresu do fajla na računaru.</text:span></text:p>
      <text:p text:style-name="P24"><text:span text:style-name="T29">Simple Data Writer</text:span><text:span text:style-name="T21"> je kompomenta koja se koristi za generisanje izveštaja testa. Klikom na dugme Configure moguće je odabrati koje sve podatke želimo sačuvati u fajlovima. Preporučuje se da ovaj listener koristimo uvek, dok ostale ne.</text:span></text:p>
      <text:p text:style-name="P24"><text:span text:style-name="T21">Napomena:</text:span><text:span text:style-name="T11"> Najbolje je koristiti Simple Data Writer </text:span><text:span text:style-name="T12">( ili Summary Report) </text:span><text:span text:style-name="T11">za čuvanje rezultata i na taj način ne treba koristiti ostale listener-e koji troše resurse mašine koja vrši testiranje.</text:span></text:p>
      <text:p text:style-name="P29"/>
      <text:p text:style-name="P51">Snimanje UI Test Plana (jednostavniji način)</text:p>
      <text:p text:style-name="P25"><text:span text:style-name="T21">Postoje dva načina za snimanje UI Test Plana a da ne ide kroz sam Jmeter. Preporučuje se korišćenje BadBoy softvera koji se skida sa </text:span><text:a xlink:type="simple" xlink:href="http://www.badboy.com/" text:style-name="Internet_20_link" text:visited-style-name="Visited_20_Internet_20_Link">www.badboy.com</text:a><text:span text:style-name="T21"> ili korišćenje Blazemeter plugin-a za Chrome.</text:span></text:p>
      <text:p text:style-name="P30">S oba alata princip je sledeći:</text:p>
      <text:list xml:id="list6678285334924597087" text:style-name="L13">
        <text:list-item>
          <text:p text:style-name="P73">Otvori se alat;</text:p>
        </text:list-item>
        <text:list-item>
          <text:p text:style-name="P73">Snimi se test kliktanjem i unošenjem informacija;</text:p>
        </text:list-item>
        <text:list-item>
          <text:p text:style-name="P73">Export-uje se snimljeni .jmx fajl koji se pri tome izgenerisao;</text:p>
        </text:list-item>
        <text:list-item>
          <text:p text:style-name="P73">Potom se importuje taj isti snimljeni .jmx fajl u Jmeter;</text:p>
        </text:list-item>
        <text:list-item>
          <text:p text:style-name="P73">U Test Plan se dodaju listener-i i mogu da se brišu višak fajlovi (ako postoje), setuje se broj korisnika i time se kompletira test plan.</text:p>
        </text:list-item>
        <text:list-item>
          <text:p text:style-name="P73">Pokrene se skripta i prate se rezultati.</text:p>
        </text:list-item>
      </text:list>
      <text:p text:style-name="P30"/>
      <text:p text:style-name="P30"/>
      <text:p text:style-name="P51"><text:soft-page-break/>Kreiranje Test Plana za testiranje baze podataka</text:p>
      <text:p text:style-name="P30">Za kreiranje ovakvog test plana radi se sledeće:</text:p>
      <text:list xml:id="list7000464827801857254" text:style-name="L14">
        <text:list-item>
          <text:p text:style-name="P74">Kreira se novi test plan;</text:p>
        </text:list-item>
        <text:list-item>
          <text:p text:style-name="P74">Dodaju se korisnici;</text:p>
        </text:list-item>
        <text:list-item>
          <text:p text:style-name="P74">Na Thread Group-u se doda komponenta JDBC Connection Configuration koju konfigurišemo da gađa bazu podataka. Konfigurisanje se vrši na sledeći način:</text:p>
        </text:list-item>
      </text:list>
      <text:list xml:id="list1827017098449341333" text:style-name="L15">
        <text:list-item>
          <text:p text:style-name="P75">U polje Max Number of Connections upisuje se neki broj, npr. 10;</text:p>
        </text:list-item>
        <text:list-item>
          <text:p text:style-name="P87"><text:span text:style-name="T21">U polje Database URL upisuje se URL baze podataka npr. <text:s/>jdbc:mysql:/db4free.net:3306/firmaadb; </text:span><text:span text:style-name="T13">(ovde je Krle dodao nešto UTC kobasicu, kopirati iz jmetera)</text:span></text:p>
        </text:list-item>
        <text:list-item>
          <text:p text:style-name="P75">U polje JDBC Driver Class: unese se oznaka drajvera za povezivanje s bazom, npr. com.mysql.jdbc.Driver (potrebno je dodati jar fajl tj. biblioteku u lib folder i restartovati Jmeter);</text:p>
        </text:list-item>
        <text:list-item>
          <text:p text:style-name="P75">U polje Username se unese korisničko ime za pristup bazi;</text:p>
        </text:list-item>
        <text:list-item>
          <text:p text:style-name="P75">U polje Password se unese šifra za pristup bazi.</text:p>
        </text:list-item>
      </text:list>
      <text:p text:style-name="P31">Ukoliko želimo da testiramo da li se neki podatak eksplicitno nalazi u bazi podataka onda je potrebno prilikom kreiranja test plana navesti tačno koji podatak tražimo kao i preciznu poziciju u tabeli baze na kojoj se i taj podatak nalazi.</text:p>
      <text:p text:style-name="P32">Da bi se ovakav test plan kreirao, potrebno je prvo napraviti test plan za testiranje baze koji poseduje sledeće komponente:</text:p>
      <text:list xml:id="list3019665924122197542" text:style-name="L16">
        <text:list-item>
          <text:p text:style-name="P77">Thread Group – korisnici;</text:p>
        </text:list-item>
        <text:list-item>
          <text:p text:style-name="P77">JDBC Connection Configuration – za uspostavljanje veze s bazom;</text:p>
        </text:list-item>
        <text:list-item>
          <text:p text:style-name="P77">JDBC Request – za upis upita koji se želi izvršiti;</text:p>
        </text:list-item>
        <text:list-item>
          <text:p text:style-name="P77">Listener-i – za prikaz rezultata (View Results Tree i View Results in Table)-</text:p>
          <text:p text:style-name="P77">Kada smo kreirali test plan za testiranje konekcije sa bazom podataka, potrebno je dodati sledeće komponente u test plan:</text:p>
        </text:list-item>
        <text:list-item>
          <text:p text:style-name="P77">Komponenta Response Assertion koju dodamo u okviru JDBC Request komponente. U Response Assertion potrebno je setovati sledeće: </text:p>
        </text:list-item>
      </text:list>
      <text:list xml:id="list7658756322151123690" text:style-name="L17">
        <text:list-item>
          <text:p text:style-name="P78">Izabrati opciju Jmeter Variable Name to Use i u polje pored ove opcije upisati oznaku tačnog polja u tabeli u kome se nalazi podatak koji se proverava i to u formatu:</text:p>
          <text:p text:style-name="P78">(oznaka_kolone)_(broj_reda) = C_1</text:p>
          <text:p text:style-name="P78"><text:soft-page-break/>Prethodno ovu oznaku setujemo u komponenti JDBC Request gde u polju za Variable names unesemo oznaku za svaku kolonu u tabeli baze, npr. ako imamo 6 kolona oznake su A, B, C, D, E, F.</text:p>
        </text:list-item>
        <text:list-item>
          <text:p text:style-name="P79">Zatim, u Response Assertion je potrebno uneti podatak koji se proverava tj. traži u tabeli. Ovo unesemo u polju Patterns to Test. </text:p>
        </text:list-item>
        <text:list-item>
          <text:p text:style-name="P79">Poslednje, u Response Assertion u okviru sekcije Response field to Test odabiramo opciju Text Response jer je ona potrebna budući da proveravamo tekstualni sadžaj tj. očekujemo tekstualni response.</text:p>
        </text:list-item>
      </text:list>
      <text:list xml:id="list93544568420527" text:continue-list="list3019665924122197542" text:style-name="L16">
        <text:list-item>
          <text:p text:style-name="P80">Za proveru rezultata testa dodajemo Assertion Results listener komponentu u okviru test plana. U polju Assertion ove komponente se proverava da li je otišao ili ne.</text:p>
        </text:list-item>
        <text:list-item>
          <text:p text:style-name="P80">Pokreće se test.</text:p>
        </text:list-item>
      </text:list>
      <text:p text:style-name="P33"/>
      <text:p text:style-name="P52">Izvršavanje Jmeter testova iz Command Prompt-a (ili Command Line-a)</text:p>
      <text:p text:style-name="P34">Izvršavanje testova bez GUI-a se vrši zato šro sam Jmeter-ov GUI koristi previše resursa lokalne mašine na kojoj se izvršavaju testovi, pa se zato na računarima koji imaju manje RAM memorije ili slabiji procesor testovi pokreću i izvršavaju direktno kroz cmd (Windows) ili terminalu (Linux).</text:p>
      <text:p text:style-name="P34">Takođe, ako je potrebno integrisati Jmeter s nekim alatom za upravljanje procesima testiranja (npr. Jenkins) isto se koristi pokretanje i izvršavanje testova kroz cmd.</text:p>
      <text:p text:style-name="P34">Koraci su sledeći:</text:p>
      <text:list xml:id="list8133654712448075773" text:style-name="L18">
        <text:list-item>
          <text:p text:style-name="P81">Pomoću GUI-a kreiramo testove na klasičan način kao i pre – dodavanje Thread Group-a, <text:s/>HTTP Request-a.</text:p>
        </text:list-item>
        <text:list-item>
          <text:p text:style-name="P81">Ukloni se listener iz Test Plana, ako postoji.</text:p>
        </text:list-item>
        <text:list-item>
          <text:p text:style-name="P81">Ugasi se Jmeter.</text:p>
        </text:list-item>
        <text:list-item>
          <text:p text:style-name="P81">Otvori se cmd i kroz njega se pozicionira u bin folder u Jmeter-u. Path za to je <text:span text:style-name="T35">npr.</text:span> C:\Users\<text:span text:style-name="T35">besic</text:span>\Desktop\Jmeter\<text:span text:style-name="T35">bin</text:span></text:p>
        </text:list-item>
        <text:list-item>
          <text:p text:style-name="P82">U cmd se unese komanda za izvršenje testa </text:p>
          <text:p text:style-name="P83">jmeter -n -t <text:span text:style-name="T36">[adresa jmeter test skripte] -l [lokacija fajla u koji se upisuje rezultat]</text:span></text:p>
          <text:p text:style-name="P84">Oznake u komandi su:</text:p>
          <text:p text:style-name="P84">-n – oznaka za izvršaanje testa u modu bez GUI-a (non GUI mode)</text:p>
          <text:p text:style-name="P84">-t – oznaka koja upućuje korisnika da iza nje dolazi lokacija test skripte</text:p>
          <text:p text:style-name="P84">-l – oznaka koja upućuje korisnika na lokaciju na kojoj se nalazi fajl sa rezultatima, lokacija na koju će Jmeter upisati rezultate.</text:p>
        </text:list-item>
      </text:list>
      <text:p text:style-name="P35"><text:soft-page-break/>Napomena: Potrebno je voditi računa o formatiranju naziva, kako test skripte tako i fajla sa rezultatima. Ne sme postojati razmak u nazivu! Npr.</text:p>
      <text:p text:style-name="P35">Test Plan – primer 08.jmx → nije dozvoljeno</text:p>
      <text:p text:style-name="P35">TestPlan-primer08.jmx → dozvoljeno.</text:p>
      <text:p text:style-name="P35">Komanda kojom se izvršava test u Jmeter-u kroz cmd izgleda ovako:</text:p>
      <text:p text:style-name="P36">jmeter -n -t <text:span text:style-name="T39">C:\Users\manojlovic\Desktop\Jmeter\Jmeter-test-planovi\TestPlan-primer08.jmx -l C:\Users\manojlovic\Desktop\Jmeter\Jmeter-test-rezultati\Test08.csv </text:span></text:p>
      <text:p text:style-name="P37">I zatim Enter.</text:p>
      <text:p text:style-name="P37">Pomoću komande jmeter -h u cmd-u izlistavamo listu komandi i naredbi koje su nam na raspolaganju.</text:p>
      <text:p text:style-name="P37">Pomoću komande jmeter -? u cmd-u dobijamo listu prostih komandi i naredbi koje su nam na raspolaganju u Jmeter-u. </text:p>
      <text:p text:style-name="P37"/>
      <text:p text:style-name="P53">Kreiranje HTML izveštaja upotrebom Command Prompt-a</text:p>
      <text:p text:style-name="P38">Prvi korak je kreiranje test plana korišćenje GUI-a. U test plan je potrebno dodati sledeće komponente:</text:p>
      <text:list xml:id="list6765030235343317514" text:style-name="L19">
        <text:list-item>
          <text:p text:style-name="P85">Thread Group.</text:p>
        </text:list-item>
        <text:list-item>
          <text:p text:style-name="P85">Tri HTTP Request komponente (za Home Page, <text:s/>About Page i Archives Page)</text:p>
        </text:list-item>
        <text:list-item>
          <text:p text:style-name="P85">Dodajemo i Response Assertion, gde setujemo:</text:p>
        </text:list-item>
      </text:list>
      <text:list xml:id="list7975470094252714289" text:style-name="L20">
        <text:list-item>
          <text:p text:style-name="P86">Odaberemo Main Sample Only;</text:p>
        </text:list-item>
        <text:list-item>
          <text:p text:style-name="P86">Odaberemo Response Code;</text:p>
        </text:list-item>
        <text:list-item>
          <text:p text:style-name="P86">Odaberemo Equals;</text:p>
        </text:list-item>
        <text:list-item>
          <text:p text:style-name="P86">U Patterns to Test upišemo 200 kao Response Code koji želimo da testiramo;</text:p>
        </text:list-item>
        <text:list-item>
          <text:p text:style-name="P86"><text:s/>Radi prvobitnog pregleda rezultata ubacimo View Results Tree listener.</text:p>
        </text:list-item>
      </text:list>
      <text:p text:style-name="P38">Drugi korak je da otvorimo cmd i kroz njega se pozicioniramo u bin folder Jmeter alata. Path za bin: <text:span text:style-name="T34">C:\Users\besic\Desktop\Jmeter\bin</text:span></text:p>
      <text:p text:style-name="P38">Treći korak je da u cmd unesemo komandu kojom pokrećemo Test Plan. Komanda je: </text:p>
      <text:p text:style-name="P39">jmeter -n -t [lokacija_test_skripte] -l [lokacija_fajla_sa_rezultatima] -e -o [lokacija_foldera_u_kom_se_nalaze_rezultati]</text:p>
      <text:p text:style-name="P39">Pri tome u ovoj liniji imamo dve nove komande:</text:p>
      <text:p text:style-name="P39">-e – komanda kojom se naređuje generisanje HTML izveštaja;</text:p>
      <text:p text:style-name="P39">-o – komanda kojom se definiše lokacija foldera sa rezultatima u koji se ima smestiti generisana HTML forma.</text:p>
      <text:p text:style-name="P39">Komanda izgleda ovako:</text:p>
      <text:p text:style-name="P40"><text:soft-page-break/>jmeter -n -t <text:span text:style-name="T38">C:\Users\manojlovic\Desktop\Jmeter\Jmeter-test-planovi\TestPlan-primer12.jmx -l C:\Users\manojlovic\Desktop\Jmeter\Jmeter-test-rezultati\Test12.csv -e -o C:\Users\manojlovic\Desktop\Jmeter\Jmeter-test-rezultati2</text:span></text:p>
      <text:p text:style-name="P41">Napomena: Prilikom kreiranja ovih fajlova potrebno je znati da se fajl Test12.csv zapravo kreira sam izvršenjem komande iz cmd-a tako da zapravo u fajl u koji se generišu rezultati treba da bude prazan. Takođe, folder Jmeter-test-razultati2 koji se tiče HTML izveštaja mora biti prazan jer u njega Jmeter smešta izveštaje koje napravi.</text:p>
      <text:p text:style-name="P41">Napomena: HTTP izveštaji koji se generišu imaju kompletnu metriku prikazanu grafički. Dvostrukim klikom na index.html se otvaraju potrebni izveštaji.</text:p>
      <text:p text:style-name="P42">Pored generisanja HTML izveštaja nakon izvršenog testa, moguće je kreirati HTML izveštaj iz već ranije kreiranog .csv fajla nekog od prethodnih testova. Ovo je pogodno ukoliko se vrši retesting pojedinih delova web aplikacije i pri tome je dobro izvršiti poređenje dobijenih rezultata u prvobitnom testiranju i novom (retesting) testiranju.</text:p>
      <text:p text:style-name="P42">Za generisanje HTML izveštaja iz staih .csv fajlova potrebno je uneto sledeću komandu u cmd:</text:p>
      <text:p text:style-name="P42">jmeter -g <text:span text:style-name="T37">[lokacija_</text:span>csv_fajla<text:span text:style-name="T37">] -</text:span>o <text:span text:style-name="T37">[lokacija_</text:span>foldera_za_rezultate<text:span text:style-name="T37">]</text:span></text:p>
      <text:p text:style-name="P42">Komanda izgleda ovako:</text:p>
      <text:p text:style-name="P42">jmeter -g <text:span text:style-name="T38">C:\Users\manojlovic\Desktop\Jmeter\Jmeter-test-rezultati\</text:span>Test12.csv -o <text:span text:style-name="T38">C:\Users\manojlovic\Desktop\Jmeter\Jmeter-test-rezultati</text:span>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16:57:44.703000000</meta:creation-date>
    <dc:date>2018-07-09T09:35:43.034000000</dc:date>
    <meta:editing-duration>PT12H12M</meta:editing-duration>
    <meta:editing-cycles>25</meta:editing-cycles>
    <meta:generator>LibreOffice/5.0.3.2$Windows_X86_64 LibreOffice_project/e5f16313668ac592c1bfb310f4390624e3dbfb75</meta:generator>
    <meta:document-statistic meta:table-count="0" meta:image-count="0" meta:object-count="0" meta:page-count="10" meta:paragraph-count="192" meta:word-count="2922" meta:character-count="18530" meta:non-whitespace-character-count="15825"/>
  </office:meta>
</office:document-meta>
</file>